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黑体" svg:font-family="黑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15738a" officeooo:paragraph-rsid="0015738a"/>
    </style:style>
    <style:style style:name="P2" style:family="paragraph" style:parent-style-name="Standard">
      <style:paragraph-properties fo:line-height="150%"/>
      <style:text-properties officeooo:rsid="0015738a" officeooo:paragraph-rsid="001b3763"/>
    </style:style>
    <style:style style:name="P3" style:family="paragraph" style:parent-style-name="Standard">
      <style:paragraph-properties fo:line-height="150%"/>
      <style:text-properties officeooo:rsid="001b9fdc" officeooo:paragraph-rsid="001b9fdc"/>
    </style:style>
    <style:style style:name="P4"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line-height="150%" fo:text-align="center" style:justify-single-word="false"/>
      <style:text-properties fo:font-size="16pt" fo:font-weight="bold" officeooo:rsid="0015738a" officeooo:paragraph-rsid="0015738a" style:font-size-asian="16pt" style:font-weight-asian="bold" style:font-size-complex="16pt" style:font-weight-complex="bold"/>
    </style:style>
    <style:style style:name="P6" style:family="paragraph" style:parent-style-name="Standard">
      <style:paragraph-properties fo:line-height="150%"/>
      <style:text-properties fo:font-size="12pt" officeooo:rsid="001b9fdc" officeooo:paragraph-rsid="001b9fdc" style:font-size-asian="12pt" style:font-size-complex="12pt"/>
    </style:style>
    <style:style style:name="P7" style:family="paragraph" style:parent-style-name="First_20_line_20_indent">
      <style:paragraph-properties fo:line-height="150%"/>
      <style:text-properties fo:font-size="12pt" style:font-size-asian="12pt" style:font-size-complex="12pt"/>
    </style:style>
    <style:style style:name="P8" style:family="paragraph" style:parent-style-name="First_20_line_20_indent">
      <style:paragraph-properties fo:margin-left="0cm" fo:margin-right="0cm" fo:text-indent="0cm" style:auto-text-indent="false"/>
    </style:style>
    <style:style style:name="T1" style:family="text">
      <style:text-properties officeooo:rsid="0015738a"/>
    </style:style>
    <style:style style:name="T2" style:family="text">
      <style:text-properties officeooo:rsid="001b7252"/>
    </style:style>
    <style:style style:name="T3" style:family="text">
      <style:text-properties officeooo:rsid="001c1d2c"/>
    </style:style>
    <style:style style:name="T4" style:family="text">
      <style:text-properties style:font-name="Times New Roman" officeooo:rsid="001b7252" style:font-size-complex="10.5pt"/>
    </style:style>
    <style:style style:name="T5" style:family="text">
      <style:text-properties style:font-name="Times New Roman" officeooo:rsid="001c1d2c" style:font-size-complex="10.5pt"/>
    </style:style>
    <style:style style:name="T6" style:family="text">
      <style:text-properties style:font-name="Times New Roman" officeooo:rsid="001b7252"/>
    </style:style>
    <style:style style:name="T7" style:family="text">
      <style:text-properties style:font-name="Times New Roman" officeooo:rsid="001c1d2c"/>
    </style:style>
    <style:style style:name="T8" style:family="text">
      <style:text-properties officeooo:rsid="001d301e"/>
    </style:style>
    <style:style style:name="T9"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于<text:span text:style-name="T1">Python的单词记忆软件开发</text:span></text:p>
      <text:p text:style-name="P5">摘 <text:s text:c="2"/>要</text:p>
      <text:p text:style-name="P7">随着全球化经济的发展，掌握一门外语对于我们的学习和工作都至关重要。但是英语单词的记忆问题始终是困扰许多中国人学习英语的关键问题。市面上的单词记忆软件大都繁冗且效率低下，在如今学习时间的碎片化的新形式下，渐渐显露疲态。为了解决单词记忆的效率问题和个性化问题，本文在了解<text:span text:style-name="T2">P</text:span>ython编程技术的基础上<text:span text:style-name="T2">，深入学习了Python的GUI图形库（wxPython），SQLite 3数据库和SM-2记忆算法，并以此为基础开发出了一个基于Python的单词记忆软件。</text:span></text:p>
      <text:p text:style-name="P7">首先，通过对Python编程语言的学习，了解到Python是一个高效的快速原型开发工具，并且具有简洁易读以及可扩展性等优秀的特性。随后深入了解<text:span text:style-name="T2">认知心理学中的间隔重复理论和</text:span><text:span text:style-name="T6">Leitner System</text:span><text:span text:style-name="T7">，并对单词记忆软件进行了系统的构思与设计。</text:span></text:p>
      <text:p text:style-name="P7">其次，对于软件中的单词记录的存储，单词记录的记忆数据的提取和运算等模块本文都给出了设计思路和方法。并对各个模块间协同工作所需要的接口进行了详细的说明和定义。</text:p>
      <text:p text:style-name="P7">最后，使用Python的GUI图形库<text:span text:style-name="T3">（</text:span>wxPython<text:span text:style-name="T3">）</text:span>和轻型嵌入式数据库<text:span text:style-name="T3">SQLite3</text:span>实现了单词记忆的原型系统<text:span text:style-name="T3">，并且在真实的学习环境中进行实验验证。实验结果表明，使用本软件对英语单词进行记忆，随着时间的增加单词的记忆率不降反增。这证明了本软件的科学性和正确性。</text:span></text:p>
      <text:p text:style-name="P6"><text:span text:style-name="T9">关键词</text:span> <text:s text:c="3"/><text:span text:style-name="T3">Python； wxPython； 间隔重复； 认知心理学； 单词软件</text:span></text:p>
      <text:p text:style-name="P3"/>
      <text:p text:style-name="P2"/>
      <text:p text:style-name="P1"/>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黑体" svg:font-family="黑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irst_20_line_20_indent" style:display-name="First line indent" style:family="paragraph" style:parent-style-name="Text_20_body" style:class="text">
      <style:paragraph-properties fo:margin-left="0cm" fo:margin-right="0cm" fo:text-indent="0.499cm" style:auto-text-indent="fals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5T21:05:07.401633227</meta:creation-date>
    <meta:generator>LibreOffice/4.2.8.2$Linux_x86 LibreOffice_project/420m0$Build-2</meta:generator>
    <dc:date>2015-05-17T19:57:02.296565205</dc:date>
    <meta:editing-duration>PT44M16S</meta:editing-duration>
    <meta:editing-cycles>6</meta:editing-cycles>
    <meta:document-statistic meta:table-count="0" meta:image-count="0" meta:object-count="0" meta:page-count="1" meta:paragraph-count="7" meta:word-count="516" meta:character-count="619" meta:non-whitespace-character-count="606"/>
  </office:meta>
</office:document-meta>
</file>